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8118A2D2.png" manifest:media-type="image/png"/>
  <manifest:file-entry manifest:full-path="Pictures/10000201000008800000077B959A26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861in" style:rel-column-width="6715*"/>
    </style:style>
    <style:style style:name="Table.B" style:family="table-column">
      <style:table-column-properties style:column-width="5in" style:rel-column-width="48942*"/>
    </style:style>
    <style:style style:name="Table.C" style:family="table-column">
      <style:table-column-properties style:column-width="1.009in" style:rel-column-width="9878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C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itle">
      <style:text-properties style:font-name="Comic Sans MS" fo:font-size="54pt" style:font-size-asian="54pt" style:font-size-complex="54pt"/>
    </style:style>
    <style:style style:name="P5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0" style:family="paragraph" style:parent-style-name="Table_20_Contents">
      <style:text-properties fo:font-size="18pt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20cb8f" officeooo:paragraph-rsid="0020cb8f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22649b" officeooo:paragraph-rsid="0022649b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247f5d" officeooo:paragraph-rsid="00247f5d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24cbb1" officeooo:paragraph-rsid="0024cbb1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2c13c5" officeooo:paragraph-rsid="002c13c5" style:font-size-asian="18pt" style:font-size-complex="18pt"/>
    </style:style>
    <style:style style:name="T1" style:family="text">
      <style:text-properties officeooo:rsid="001145c1"/>
    </style:style>
    <style:style style:name="T2" style:family="text">
      <style:text-properties officeooo:rsid="001edf6b"/>
    </style:style>
    <style:style style:name="T3" style:family="text">
      <style:text-properties officeooo:rsid="0026c6d1"/>
    </style:style>
    <style:style style:name="T4" style:family="text">
      <style:text-properties officeooo:rsid="00288b70"/>
    </style:style>
    <style:style style:name="T5" style:family="text">
      <style:text-properties officeooo:rsid="002a3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n:</text:p>
      <text:p text:style-name="P4"><text:span text:style-name="T2">Dojo</text:span> <text:span text:style-name="T1">leskaart 1</text:span></text:p>
      <text:p text:style-name="P1"/>
      <table:table table:name="Table" table:style-name="Table">
        <table:table-column table:style-name="Table.A"/>
        <table:table-column table:style-name="Table.B"/>
        <table:table-column table:style-name="Table.C"/>
        <table:table-row>
          <table:table-cell table:style-name="Table.A1" office:value-type="string">
            <text:p text:style-name="P7">Les</text:p>
          </table:table-cell>
          <table:table-cell table:style-name="Table.A1" office:value-type="string">
            <text:p text:style-name="P6">Omschrijving</text:p>
          </table:table-cell>
          <table:table-cell table:style-name="Table.C1" office:value-type="string">
            <text:p text:style-name="P5">Klaar?</text:p>
          </table:table-cell>
        </table:table-row>
        <table:table-row>
          <table:table-cell table:style-name="Table.A2" office:value-type="string">
            <text:p text:style-name="P9">0</text:p>
          </table:table-cell>
          <table:table-cell table:style-name="Table.A2" office:value-type="string">
            <text:p text:style-name="P11">Een mooi programma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9">1</text:p>
          </table:table-cell>
          <table:table-cell table:style-name="Table.A2" office:value-type="string">
            <text:p text:style-name="P12"><text:span text:style-name="T5">p</text:span>oin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2</text:p>
          </table:table-cell>
          <table:table-cell table:style-name="Table.A2" office:value-type="string">
            <text:p text:style-name="P12"><text:span text:style-name="T5">l</text:span>in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3</text:p>
          </table:table-cell>
          <table:table-cell table:style-name="Table.A2" office:value-type="string">
            <text:p text:style-name="P12"><text:span text:style-name="T5">b</text:span>ackground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4</text:p>
          </table:table-cell>
          <table:table-cell table:style-name="Table.A2" office:value-type="string">
            <text:p text:style-name="P12"><text:span text:style-name="T5">s</text:span>trok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5</text:p>
          </table:table-cell>
          <table:table-cell table:style-name="Table.A2" office:value-type="string">
            <text:p text:style-name="P12"><text:span text:style-name="T5">r</text:span>ec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6</text:p>
          </table:table-cell>
          <table:table-cell table:style-name="Table.A2" office:value-type="string">
            <text:p text:style-name="P12"><text:span text:style-name="T5">e</text:span>llipse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7</text:p>
          </table:table-cell>
          <table:table-cell table:style-name="Table.A2" office:value-type="string">
            <text:p text:style-name="P12"><text:span text:style-name="T5">f</text:span>ill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8</text:p>
          </table:table-cell>
          <table:table-cell table:style-name="Table.A2" office:value-type="string">
            <text:p text:style-name="P12"><text:span text:style-name="T5">t</text:span>ex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4">9</text:p>
          </table:table-cell>
          <table:table-cell table:style-name="Table.A2" office:value-type="string">
            <text:p text:style-name="P14">Bal naar rechts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10</text:p>
          </table:table-cell>
          <table:table-cell table:style-name="Table.A2" office:value-type="string">
            <text:p text:style-name="P14">Bal die eeuwig rechts gaa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11</text:p>
          </table:table-cell>
          <table:table-cell table:style-name="Table.A2" office:value-type="string">
            <text:p text:style-name="P14">Bal die horizontaal stuiter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12</text:p>
          </table:table-cell>
          <table:table-cell table:style-name="Table.A2" office:value-type="string">
            <text:p text:style-name="P14">Zwaartekrach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13</text:p>
          </table:table-cell>
          <table:table-cell table:style-name="Table.A2" office:value-type="string">
            <text:p text:style-name="P14"><text:span text:style-name="T4">w</text:span>idth en height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1">14</text:p>
          </table:table-cell>
          <table:table-cell table:style-name="Table.A2" office:value-type="string">
            <text:p text:style-name="P15">Arrays les 1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4">15</text:p>
          </table:table-cell>
          <table:table-cell table:style-name="Table.A2" office:value-type="string">
            <text:p text:style-name="P15">Arrays les 2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4">16</text:p>
          </table:table-cell>
          <table:table-cell table:style-name="Table.A2" office:value-type="string">
            <text:p text:style-name="P15">P<text:span text:style-name="T3">I</text:span>mage les 1</text:p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6">17</text:p>
          </table:table-cell>
          <table:table-cell table:style-name="Table.A2" office:value-type="string">
            <text:p text:style-name="P13"/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6">18</text:p>
          </table:table-cell>
          <table:table-cell table:style-name="Table.A2" office:value-type="string">
            <text:p text:style-name="P13"/>
          </table:table-cell>
          <table:table-cell table:style-name="Table.C2" office:value-type="string">
            <text:p text:style-name="P8"/>
          </table:table-cell>
        </table:table-row>
        <table:table-row>
          <table:table-cell table:style-name="Table.A2" office:value-type="string">
            <text:p text:style-name="P16">19</text:p>
          </table:table-cell>
          <table:table-cell table:style-name="Table.A2" office:value-type="string">
            <text:p text:style-name="P13"/>
          </table:table-cell>
          <table:table-cell table:style-name="Table.C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959A26E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 xlink:href="Pictures/1000020100000200000002008118A2D2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7-01-06T20:55:07.288262074</dc:date>
    <meta:editing-duration>PT35M7S</meta:editing-duration>
    <meta:editing-cycles>28</meta:editing-cycles>
    <meta:generator>LibreOffice/4.3.3.2$Linux_X86_64 LibreOffice_project/430m0$Build-2</meta:generator>
    <dc:creator>Richel Bilderbeek</dc:creator>
    <meta:document-statistic meta:table-count="1" meta:image-count="0" meta:object-count="0" meta:page-count="1" meta:paragraph-count="42" meta:word-count="63" meta:character-count="265" meta:non-whitespace-character-count="244"/>
  </office:meta>
</office:document-meta>
</file>